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5d2" officeooo:paragraph-rsid="0012e5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Aviles</text:p>
      <text:p text:style-name="P1">Team 5</text:p>
      <text:p text:style-name="P1">Individual Status Report #2</text:p>
      <text:p text:style-name="P1"/>
      <text:p text:style-name="P1"><text:tab/>For this week I tried to fix the addition of the Google maps API going into our project. <text:s/>There is a base model that can be set up on Android studio that allows the use of Google maps, but we did not use it. <text:s/>I am trying to find a way to add the API without having to start a new project over. <text:s/>If I cannot get it to work by Sunday then I am going to restart the project creation with the feature for the Google ma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2:38:07.908288445</meta:creation-date>
    <dc:date>2018-02-02T12:42:07.180004613</dc:date>
    <meta:editing-duration>PT3M59S</meta:editing-duration>
    <meta:editing-cycles>1</meta:editing-cycles>
    <meta:document-statistic meta:table-count="0" meta:image-count="0" meta:object-count="0" meta:page-count="1" meta:paragraph-count="4" meta:word-count="96" meta:character-count="465" meta:non-whitespace-character-count="369"/>
    <meta:generator>LibreOffice/5.1.6.2$Linux_X86_64 LibreOffice_project/10m0$Build-2</meta:generator>
  </office:meta>
</office:document-meta>
</file>